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background-color="#ffff00" style:font-size-asian="14pt" style:font-size-complex="14pt"/>
    </style:style>
    <style:style style:name="P4" style:family="paragraph" style:parent-style-name="Standard">
      <style:text-properties fo:font-size="14pt" fo:background-color="transparent" style:font-size-asian="14pt" style:font-size-complex="14pt"/>
    </style:style>
    <style:style style:name="P5" style:family="paragraph" style:parent-style-name="Standard">
      <style:text-properties fo:color="#f10d0c" loext:opacity="100%" fo:font-size="14pt" fo:background-color="transparent" style:font-size-asian="14pt" style:font-size-complex="14pt"/>
    </style:style>
    <style:style style:name="P6" style:family="paragraph" style:parent-style-name="Standard">
      <style:text-properties fo:color="#f10d0c" loext:opacity="100%" fo:font-size="14pt" style:font-size-asian="14pt" style:font-size-complex="14pt"/>
    </style:style>
    <style:style style:name="P7" style:family="paragraph" style:parent-style-name="Standard">
      <style:text-properties fo:font-size="14pt" fo:background-color="#ffff00" style:font-size-asian="14pt" style:font-size-complex="14pt"/>
    </style:style>
    <style:style style:name="T1" style:family="text">
      <style:text-properties officeooo:rsid="0011ee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 </text:span>¿Cuál de las siguientes declaraciones de variable es válida?</text:p>
      <text:p text:style-name="P2"/>
      <text:p text:style-name="P2">var hello: Int? = ""</text:p>
      <text:p text:style-name="P2"/>
      <text:p text:style-name="P2">String "hello" = hello</text:p>
      <text:p text:style-name="P2"/>
      <text:p text:style-name="P3">val hello = "hello"</text:p>
      <text:p text:style-name="P2"/>
      <text:p text:style-name="P2">hello: String = "hello"</text:p>
      <text:p text:style-name="P2"/>
      <text:p text:style-name="P2"><text:span text:style-name="T1">2. </text:span>Se considera una práctica recomendada declarar una variable que no cambiará cuando se usa var en lugar de val.</text:p>
      <text:p text:style-name="P2"/>
      <text:p text:style-name="P2">Verdadero</text:p>
      <text:p text:style-name="P2"/>
      <text:p text:style-name="P3">Falso</text:p>
      <text:p text:style-name="P2"/>
      <text:p text:style-name="P2"><text:span text:style-name="T1">3. </text:span>¿Cuáles de las siguientes opciones son formas válidas de actualizar una variable?</text:p>
      <text:p text:style-name="P2">Selecciona todas las respuestas que consideres correctas.</text:p>
      <text:p text:style-name="P2"/>
      <text:p text:style-name="P3">total++</text:p>
      <text:p text:style-name="P2"/>
      <text:p text:style-name="P2">total - 1</text:p>
      <text:p text:style-name="P2"/>
      <text:p text:style-name="P3">total--</text:p>
      <text:p text:style-name="P2"/>
      <text:p text:style-name="P3">total = total + 1</text:p>
      <text:p text:style-name="P2"/>
      <text:p text:style-name="P1"><text:span text:style-name="T1">4. </text:span>En Kotlin, los comentarios pueden ser de una o varias líneas, y el compilador los ignora.</text:p>
      <text:p text:style-name="P2"/>
      <text:p text:style-name="P3">Verdadero</text:p>
      <text:p text:style-name="P2"/>
      <text:p text:style-name="P2">Falso</text:p>
      <text:p text:style-name="P2"/>
      <text:p text:style-name="P1"><text:span text:style-name="T1">5. </text:span>¿Cuál de las siguientes opciones no es un tipo de datos en Kotlin?</text:p>
      <text:p text:style-name="P2"/>
      <text:p text:style-name="P2">string</text:p>
      <text:p text:style-name="P2"/>
      <text:p text:style-name="P3">decimal</text:p>
      <text:p text:style-name="P2"/>
      <text:p text:style-name="P2">Int</text:p>
      <text:p text:style-name="P2"/>
      <text:p text:style-name="P2">Boolean</text:p>
      <text:p text:style-name="P2"/>
      <text:p text:style-name="P1"><text:soft-page-break/><text:span text:style-name="T1">6. </text:span>Float también representa un decimal, pero es menos preciso que Double.</text:p>
      <text:p text:style-name="P2"/>
      <text:p text:style-name="P3">Verdadero</text:p>
      <text:p text:style-name="P2"/>
      <text:p text:style-name="P2">Falso</text:p>
      <text:p text:style-name="P2"/>
      <text:p text:style-name="P1"><text:span text:style-name="T1">7. </text:span>En Kotlin, el punto de entrada de un programa es ___.</text:p>
      <text:p text:style-name="P2"/>
      <text:p text:style-name="P2">Sentencia println()</text:p>
      <text:p text:style-name="P2"/>
      <text:p text:style-name="P2">Variable val</text:p>
      <text:p text:style-name="P2"/>
      <text:p text:style-name="P3">Función main()</text:p>
      <text:p text:style-name="P2"/>
      <text:p text:style-name="P2">Sentencia return</text:p>
      <text:p text:style-name="P2"/>
      <text:p text:style-name="P1"><text:span text:style-name="T1">8. </text:span>¿Cuáles de las siguientes afirmaciones sobre los valores que se muestran de las funciones son verdaderas?</text:p>
      <text:p text:style-name="P2"/>
      <text:p text:style-name="P5">Selecciona todas las respuestas que consideres correctas.</text:p>
      <text:p text:style-name="P2"/>
      <text:p text:style-name="P3">Si una función no especifica un tipo de datos que se muestra, este es Unit.</text:p>
      <text:p text:style-name="P2"/>
      <text:p text:style-name="P7">Se puede almacenar un valor que se muestra en una variable.</text:p>
      <text:p text:style-name="P7"/>
      <text:p text:style-name="P2">Las funciones con un tipo de datos que se muestra Unit deben incluir una sentencia return.</text:p>
      <text:p text:style-name="P2"/>
      <text:p text:style-name="P3">Un tipo de valor que se muestra debe coincidir con el tipo de datos que se muestra de una función.</text:p>
      <text:p text:style-name="P2"/>
      <text:p text:style-name="P1"><text:span text:style-name="T1">9. </text:span>¿Cuáles de las siguientes afirmaciones sobre las funciones son verdaderas?</text:p>
      <text:p text:style-name="P2"/>
      <text:p text:style-name="P6">Selecciona todas las respuestas que consideres correctas.</text:p>
      <text:p text:style-name="P2"/>
      <text:p text:style-name="P3">Las funciones pueden tomar parámetros o variables como entradas.</text:p>
      <text:p text:style-name="P2"/>
      <text:p text:style-name="P4">Las funciones se pueden almacenar en una variable para poder llamarlas más tarde.</text:p>
      <text:p text:style-name="P2"/>
      <text:p text:style-name="P3">Cuando se llama a una función con parámetros, los valores que se pasan se denominan argumentos.</text:p>
      <text:p text:style-name="P2"/>
      <text:p text:style-name="P3">Dividir el código en funciones independientes facilita su mantenimiento.</text:p>
      <text:p text:style-name="P2"/>
      <text:p text:style-name="P1"><text:soft-page-break/><text:span text:style-name="T1">10. </text:span>Con los argumentos con nombre, puedes cambiar el orden en que pasas los argumentos a una función.</text:p>
      <text:p text:style-name="P2"/>
      <text:p text:style-name="P3">Verdadero</text:p>
      <text:p text:style-name="P2"/>
      <text:p text:style-name="P2">Fals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12:28:53.280000000</meta:creation-date>
    <dc:date>2024-09-27T17:46:05.853000000</dc:date>
    <meta:editing-duration>PT14M24S</meta:editing-duration>
    <meta:editing-cycles>2</meta:editing-cycles>
    <meta:generator>LibreOffice/7.6.4.1$Windows_x86 LibreOffice_project/e19e193f88cd6c0525a17fb7a176ed8e6a3e2aa1</meta:generator>
    <meta:document-statistic meta:table-count="0" meta:image-count="0" meta:object-count="0" meta:page-count="3" meta:paragraph-count="45" meta:word-count="321" meta:character-count="1905" meta:non-whitespace-character-count="1629"/>
  </office:meta>
</office:document-meta>
</file>